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Tabela1" style:family="table">
      <style:table-properties style:width="16.999cm" table:align="margins"/>
    </style:style>
    <style:style style:name="Tabela1.A" style:family="table-column">
      <style:table-column-properties style:column-width="2.327cm" style:rel-column-width="8970*"/>
    </style:style>
    <style:style style:name="Tabela1.B" style:family="table-column">
      <style:table-column-properties style:column-width="4.471cm" style:rel-column-width="17240*"/>
    </style:style>
    <style:style style:name="Tabela1.C" style:family="table-column">
      <style:table-column-properties style:column-width="3.399cm" style:rel-column-width="13105*"/>
    </style:style>
    <style:style style:name="Tabela1.E" style:family="table-column">
      <style:table-column-properties style:column-width="3.403cm" style:rel-column-width="13115*"/>
    </style:style>
    <style:style style:name="Tabela1.A1" style:family="table-cell">
      <style:table-cell-properties fo:padding="0.097cm" fo:border-left="0.05pt solid #000000" fo:border-right="none" fo:border-top="0.05pt solid #000000" fo:border-bottom="0.05pt solid #000000"/>
    </style:style>
    <style:style style:name="Tabela1.E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style:text-line-through-style="solid" style:text-line-through-type="single" fo:font-size="10pt" style:font-size-asian="10pt" style:font-size-complex="10pt"/>
    </style:style>
    <style:style style:name="P3" style:family="paragraph" style:parent-style-name="Standard">
      <style:text-properties fo:font-size="10pt" style:font-size-asian="10pt" style:font-size-complex="10pt"/>
    </style:style>
    <style:style style:name="P4" style:family="paragraph" style:parent-style-name="Table_20_Contents">
      <style:text-properties fo:font-size="10pt" style:font-size-asian="10pt" style:font-size-complex="10pt"/>
    </style:style>
    <style:style style:name="P5" style:family="paragraph" style:parent-style-name="Table_20_Contents">
      <style:text-properties style:text-line-through-style="solid" style:text-line-through-type="single" fo:font-size="10pt" style:font-size-asian="10pt" style:font-size-complex="10pt"/>
    </style:style>
    <style:style style:name="P6" style:family="paragraph" style:parent-style-name="Standard" style:list-style-name="L1"/>
    <style:style style:name="P7" style:family="paragraph" style:parent-style-name="Standard" style:list-style-name="L1">
      <style:text-properties style:text-line-through-style="solid" style:text-line-through-type="single" fo:text-shadow="none"/>
    </style:style>
    <style:style style:name="P8" style:family="paragraph" style:parent-style-name="Standard" style:list-style-name="L1">
      <style:text-properties style:text-line-through-style="solid" style:text-line-through-type="single"/>
    </style:style>
    <style:style style:name="P9" style:family="paragraph" style:parent-style-name="Standard" style:list-style-name="L2"/>
    <style:style style:name="P10" style:family="paragraph" style:parent-style-name="Standard" style:list-style-name="L8"/>
    <style:style style:name="P11" style:family="paragraph" style:parent-style-name="Standard" style:list-style-name="L9"/>
    <style:style style:name="P12" style:family="paragraph" style:parent-style-name="Standard" style:list-style-name="L10"/>
    <style:style style:name="P13" style:family="paragraph" style:parent-style-name="Standard" style:list-style-name="L10">
      <style:text-properties fo:font-weight="bold" style:font-weight-asian="bold" style:font-weight-complex="bold"/>
    </style:style>
    <style:style style:name="P14" style:family="paragraph" style:parent-style-name="Standard" style:list-style-name="L10">
      <style:text-properties fo:font-weight="normal" style:font-weight-asian="normal" style:font-weight-complex="normal"/>
    </style:style>
    <style:style style:name="P15" style:family="paragraph" style:parent-style-name="Table_20_Contents" style:list-style-name="L3">
      <style:paragraph-properties>
        <style:tab-stops>
          <style:tab-stop style:position="0.397cm"/>
          <style:tab-stop style:position="1.164cm"/>
        </style:tab-stops>
      </style:paragraph-properties>
      <style:text-properties fo:font-size="10pt" style:font-size-asian="10pt" style:font-size-complex="10pt"/>
    </style:style>
    <style:style style:name="P16" style:family="paragraph" style:parent-style-name="Table_20_Contents" style:list-style-name="L4">
      <style:text-properties fo:font-size="10pt" style:font-size-asian="10pt" style:font-size-complex="10pt"/>
    </style:style>
    <style:style style:name="P17" style:family="paragraph" style:parent-style-name="Table_20_Contents" style:list-style-name="L5">
      <style:text-properties fo:font-size="10pt" style:font-size-asian="10pt" style:font-size-complex="10pt"/>
    </style:style>
    <style:style style:name="P18" style:family="paragraph" style:parent-style-name="Table_20_Contents" style:list-style-name="L6">
      <style:text-properties fo:font-size="10pt" style:font-size-asian="10pt" style:font-size-complex="10pt"/>
    </style:style>
    <style:style style:name="P19" style:family="paragraph" style:parent-style-name="Table_20_Contents" style:list-style-name="L7">
      <style:text-properties fo:font-size="10pt" style:font-size-asian="10pt" style:font-size-complex="10pt"/>
    </style:style>
    <style:style style:name="P20" style:family="paragraph" style:parent-style-name="Table_20_Contents" style:list-style-name="L4">
      <style:text-properties style:text-line-through-style="solid" style:text-line-through-type="single" fo:font-size="10pt" style:font-size-asian="10pt" style:font-size-complex="10pt"/>
    </style:style>
    <style:style style:name="P21" style:family="paragraph" style:parent-style-name="Table_20_Contents" style:list-style-name="L5">
      <style:text-properties style:text-line-through-style="solid" style:text-line-through-type="single" fo:font-size="10pt" style:font-size-asian="10pt" style:font-size-complex="10pt"/>
    </style:style>
    <style:style style:name="P22" style:family="paragraph" style:parent-style-name="Table_20_Contents" style:list-style-name="L5">
      <style:text-properties style:text-line-through-style="none" style:text-line-through-type="none" fo:font-size="10pt" style:font-size-asian="10pt" style:font-size-complex="10pt"/>
    </style:style>
    <style:style style:name="T1" style:family="text">
      <style:text-properties style:text-line-through-style="solid" style:text-line-through-type="single"/>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06ba15"/>
    </style:style>
    <text:list-style style:name="L1">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2">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3">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9">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Zróżnicowanie lotów statków:</text:p>
      <text:list xml:id="list1373761233" text:style-name="L1">
        <text:list-item>
          <text:p text:style-name="P7">po linii prostej,</text:p>
        </text:list-item>
        <text:list-item>
          <text:p text:style-name="P7">po skosie,</text:p>
        </text:list-item>
        <text:list-item>
          <text:p text:style-name="P7">zygzakiem,</text:p>
        </text:list-item>
        <text:list-item>
          <text:p text:style-name="P8">w formacjach: dójkami i trójkami,</text:p>
        </text:list-item>
        <text:list-item>
          <text:p text:style-name="P6">lot statków w poprzek planszy, statki te puszczały by (dość szybko) miny. W miny można by strzelać aby je rozwalić. Detonacja miny miała by większy zasięg rażenia. Gracz będący w zasięgu eksplozji miny także by obrywał.</text:p>
        </text:list-item>
        <text:list-item>
          <text:p text:style-name="P6">wprowadzenie bossów. Boss nadlatywałby z głębi jak inne statki, ale nie przelatywałby przez całą planszę tylko zwolniłby a potem poruszał się tylko na boki. Boss byłby dobrze opancerzony i uzbrojony, poruszał by się na boki dość wolno.</text:p>
        </text:list-item>
        <text:list-item>
          <text:p text:style-name="P6">w jednej grupie kilka rodzajów statków (max. 3) wylatujących mieszanie.</text:p>
        </text:list-item>
      </text:list>
      <text:p text:style-name="Standard"/>
      <text:p text:style-name="P1">Zróżnicowanie ostrzeliwania przez wrogie statki:</text:p>
      <text:list xml:id="list31932470" text:style-name="L2">
        <text:list-item>
          <text:p text:style-name="P9">pociskami laserowymi (nie możliwe <text:span text:style-name="T4">do</text:span> zestrzelenia przez gracza),</text:p>
        </text:list-item>
        <text:list-item>
          <text:p text:style-name="P9">głupimi rakietami (nie możliwe <text:span text:style-name="T4">do</text:span> zestrzelenia przez gracza),</text:p>
        </text:list-item>
        <text:list-item>
          <text:p text:style-name="P9">samo naprowadzanymi rakietami (możliwe <text:span text:style-name="T4">do</text:span> zestrzelenia przez gracza),</text:p>
        </text:list-item>
        <text:list-item>
          <text:p text:style-name="P9">wiązkami elektrycznymi, blokującymi uzbrojenie gracza na 3 sekundy (gracz nie może strzelać, lub strzela bardzo wolno lub z zacięciem), (nie możliwe <text:span text:style-name="T4">do</text:span> zestrzelenia przez gracza)</text:p>
        </text:list-item>
        <text:list-item>
          <text:p text:style-name="P9">wiązkami elektrycznymi uniemożliwiającymi poruszanie statkiem na 3 sekundy (nie możliwe d<text:span text:style-name="T4">o</text:span> zestrzelenia przez gracza),</text:p>
        </text:list-item>
        <text:list-item>
          <text:p text:style-name="P9">strzelanie rozproszone – po skosie,</text:p>
        </text:list-item>
        <text:list-item>
          <text:p text:style-name="P9">wprowadzenie „wodzików”, jakieś statki odpalałyby wodziki, wodzik byłby samo naprowadzany na statek gracza. Inne statki odpalałyby, np. głupie rakiety, które podążałyby za wodzikiem, a tym samym kierowały się na gracza. Gracz musiałby albo zniszczyć wodzik, albo niszczyć statki wypuszczające wodziki. Wodzik poruszałby się szybciej od głupiej rakiety. Wodzik mógłby być puszczany przez jakieś statki przelatujące (dość szybko), co jakiś czas, w poprzek planszy.</text:p>
        </text:list-item>
      </text:list>
      <text:p text:style-name="Standard"/>
      <text:p text:style-name="P1">Zróżnicowanie broni dla gracza:</text:p>
      <table:table table:name="Tabela1" table:style-name="Tabela1">
        <table:table-column table:style-name="Tabela1.A"/>
        <table:table-column table:style-name="Tabela1.B"/>
        <table:table-column table:style-name="Tabela1.C" table:number-columns-repeated="2"/>
        <table:table-column table:style-name="Tabela1.E"/>
        <table:table-header-rows>
          <table:table-row>
            <table:table-cell table:style-name="Tabela1.A1" office:value-type="string">
              <text:p text:style-name="Table_20_Heading">Nazwa</text:p>
            </table:table-cell>
            <table:table-cell table:style-name="Tabela1.A1" office:value-type="string">
              <text:p text:style-name="Table_20_Heading">Opis działania</text:p>
            </table:table-cell>
            <table:table-cell table:style-name="Tabela1.A1" office:value-type="string">
              <text:p text:style-name="Table_20_Heading">Sposób rysowania</text:p>
            </table:table-cell>
            <table:table-cell table:style-name="Tabela1.A1" office:value-type="string">
              <text:p text:style-name="Table_20_Heading">Początkowa siła pojedynczego pocisku</text:p>
            </table:table-cell>
            <table:table-cell table:style-name="Tabela1.E1" office:value-type="string">
              <text:p text:style-name="Table_20_Heading">Upgrade</text:p>
            </table:table-cell>
          </table:table-row>
        </table:table-header-rows>
        <table:table-row>
          <table:table-cell table:style-name="Tabela1.A2" office:value-type="string">
            <text:p text:style-name="P4">Pociskowo-laserowa</text:p>
            <text:p text:style-name="P4">(Laser)</text:p>
          </table:table-cell>
          <table:table-cell table:style-name="Tabela1.A2" office:value-type="string">
            <text:p text:style-name="P4">Broń podstawowa dostępna zawsze na początku gry. Krótkie wiązki lasera, lecące jak pociski. Modyfikacje: zmiana częstotliwości strzelania, zmiana siły pojedynczego pocisku laserowego, zwiększanie liczby pocisków wystrzeliwanych jednocześnie. Wrogi statek może wykonać beczkę przed jednym pociskiem.</text:p>
          </table:table-cell>
          <table:table-cell table:style-name="Tabela1.A2" office:value-type="string">
            <text:p text:style-name="P4">Osiem cząsteczek w jednej linii do zobrazowania długiej, smukłej linii wiązki lasera.</text:p>
          </table:table-cell>
          <table:table-cell table:style-name="Tabela1.A2" office:value-type="string">
            <text:p text:style-name="P4">Pkt. uzbrojenia za gwiazdki + pkt. za „znajdźki” uzbrojenia, gdzie jedna „znajdźka” daje +10 pkt.</text:p>
          </table:table-cell>
          <table:table-cell table:style-name="Tabela1.E2" office:value-type="string">
            <text:list xml:id="list1600086459" text:style-name="L3">
              <text:list-item>
                <text:p text:style-name="P15">szybkość strzelania,</text:p>
              </text:list-item>
              <text:list-item>
                <text:p text:style-name="P15">ilość pocisków wystrzeliwanych jednocześnie: od 1 do 7,</text:p>
              </text:list-item>
              <text:list-item>
                <text:p text:style-name="P15">siła pocisku +10 pkt.,</text:p>
              </text:list-item>
              <text:list-item>
                <text:p text:style-name="P15">strzelanie rozproszone od 4 pocisków.</text:p>
              </text:list-item>
            </text:list>
          </table:table-cell>
        </table:table-row>
        <table:table-row>
          <table:table-cell table:style-name="Tabela1.A2" office:value-type="string">
            <text:p text:style-name="P4">Karabin maszynowy</text:p>
            <text:p text:style-name="P4">(Chaingun)</text:p>
          </table:table-cell>
          <table:table-cell table:style-name="Tabela1.A2" office:value-type="string">
            <text:p text:style-name="P3">Dwie wiązki drobnych pocisków, lecące bardzo szybko – najszybciej jak się da, nie przenikające przez przeszkody. <text:span text:style-name="T1">Przy autofire można strzelać przez 5 sekund potem trzeba odczekać 1 sekundę.</text:span> Pojedynczy pocisk jest bardzo słaby, ale są liczne i szybkie, w mgnieniu oka <text:soft-page-break/>sięgają końca planszy. Wrogi statek może wykonać beczkę przed jednym pociskiem.</text:p>
          </table:table-cell>
          <table:table-cell table:style-name="Tabela1.A2" office:value-type="string">
            <text:p text:style-name="P4">Drobne, <text:s/>żółte kulki, może nawet jedno lub dwu pikselowe. Dwie wiązki, szeroko od siebie rozstawione.</text:p>
          </table:table-cell>
          <table:table-cell table:style-name="Tabela1.A2" office:value-type="string">
            <text:p text:style-name="P4">(Ilość gwiazdek uzbrojenia * 2) + 1 + pkt. za „znajdźki” uzbrojenia, gdzie jedna „znajdźka” daje +1 pkt.</text:p>
          </table:table-cell>
          <table:table-cell table:style-name="Tabela1.E2" office:value-type="string">
            <text:list xml:id="list1115719799" text:style-name="L4">
              <text:list-item>
                <text:p text:style-name="P20">szybkość strzelania,</text:p>
              </text:list-item>
              <text:list-item>
                <text:p text:style-name="P16">ilość wiązek pocisków, początkowo dwie, max 8.</text:p>
              </text:list-item>
              <text:list-item>
                <text:p text:style-name="P16">siła pocisku,</text:p>
              </text:list-item>
              <text:list-item>
                <text:p text:style-name="P16">strzelanie rozproszone, przy 8 wiązkach gdzie dla jednej grupy, <text:soft-page-break/>dwie lecą środkiem i dwie na skosy, i to samy dla drugiej grupy (łącznie 8 wiązek)</text:p>
              </text:list-item>
            </text:list>
          </table:table-cell>
        </table:table-row>
        <table:table-row>
          <table:table-cell table:style-name="Tabela1.A2" office:value-type="string">
            <text:p text:style-name="P4">Laser</text:p>
          </table:table-cell>
          <table:table-cell table:style-name="Tabela1.A2" office:value-type="string">
            <text:p text:style-name="P3">Wiązka lasera przelatująca przez całą planszę, przenika przez wszystko. Wiązka trwa ułamek sekundy.</text:p>
          </table:table-cell>
          <table:table-cell table:style-name="Tabela1.A2" office:value-type="string">
            <text:p text:style-name="P4">Tak jak dla broni pociskowo-laserowej ale rysujemy przez całą planszę i dużo większe. Ze względu na dużą szerokość – sortować razem z innymi billboardami.</text:p>
          </table:table-cell>
          <table:table-cell table:style-name="Tabela1.A2" office:value-type="string">
            <text:p text:style-name="P4"/>
          </table:table-cell>
          <table:table-cell table:style-name="Tabela1.E2" office:value-type="string">
            <text:list xml:id="list343495511" text:style-name="L5">
              <text:list-item>
                <text:p text:style-name="P21">szybkość strzelania,</text:p>
              </text:list-item>
              <text:list-item>
                <text:p text:style-name="P17">siła niszczenia – tutaj dla każdego statku będącego w wiązce,</text:p>
              </text:list-item>
              <text:list-item>
                <text:p text:style-name="P17">szerokość wiązki lasera.</text:p>
              </text:list-item>
            </text:list>
          </table:table-cell>
        </table:table-row>
        <table:table-row>
          <table:table-cell table:style-name="Tabela1.A2" office:value-type="string">
            <text:p text:style-name="P4">Laser impulsowy</text:p>
            <text:p text:style-name="P4">(cięższa wersja poprzedniej broni) </text:p>
            <text:p text:style-name="P4">(Impulse laser)</text:p>
          </table:table-cell>
          <table:table-cell table:style-name="Tabela1.A2" office:value-type="string">
            <text:p text:style-name="P3">Działanie:</text:p>
            <text:p text:style-name="P3">Odpalenie broni będzie wymagać sekundy (czas na naładowanie lasera). Oznacza to, że gracz przez sekundę będzie musiał trzymać klawisz odpalający laser.</text:p>
            <text:p text:style-name="P3"/>
            <text:p text:style-name="P3">Utrudnienie: nagromadzenie energii lasera wymaga aby okręt był stabilny w tej chwili oraz pewnej części energii z okrętu, a wiec: w trakcie ładowania lasera pojazd jest unieruchomiony, niezdolny do przesuwania się.</text:p>
            <text:p text:style-name="P3"/>
            <text:p text:style-name="P3">Ładowanie: w każdej chwili gracz w trakcie lądowania może puścić klawisz fire co spowoduje przywrócenie zdolności lotu okrętu oraz NIE WYSTRZELENIE z broni.</text:p>
            <text:p text:style-name="P3"/>
            <text:p text:style-name="P3">Po ładowaniu: Następuje wystrzał lasera, długi, grupy laser pojawia się przez całą planszę zadając straty na całej swej długości i szerokości, broń domyślnie używana na boss'ów, lub motłoch lecący w jednej linii.</text:p>
            <text:p text:style-name="P3"/>
            <text:p text:style-name="P3">Ładowanie: 1 sek.</text:p>
            <text:p text:style-name="P3">Wystrzał około 0,5 sek.</text:p>
          </table:table-cell>
          <table:table-cell table:style-name="Tabela1.A2" office:value-type="string">
            <text:p text:style-name="P3">W pierwszej fazie system cząsteczek z pewnego pola przed okrętem zbiera się na dziobie okrętu. Najpierw jedna, potem kilka, coraz więcej, skupiają się na dziobie. Trwa to sekundę. Po tym czasie laser strzela. Promień lasera świeci przez ułamek sekundy a następnie wygasa.</text:p>
            <text:p text:style-name="P3">Wiązka lasera rysowana z billboardów – tak jak broń podstawowa, ale sortowana razem z innymi billboardami.</text:p>
          </table:table-cell>
          <table:table-cell table:style-name="Tabela1.A2" office:value-type="string">
            <text:p text:style-name="P3"/>
          </table:table-cell>
          <table:table-cell table:style-name="Tabela1.E2" office:value-type="string">
            <text:list xml:id="list224907159695227" text:continue-list="list343495511" text:style-name="L5">
              <text:list-item text:start-value="1">
                <text:p text:style-name="P22">szybkość ładowania,</text:p>
              </text:list-item>
              <text:list-item>
                <text:p text:style-name="P22">siła niszczenia – tutaj dla każdego statku będącego w wiązce,</text:p>
              </text:list-item>
              <text:list-item>
                <text:p text:style-name="P22">szerokość wiązki lasera.</text:p>
              </text:list-item>
            </text:list>
          </table:table-cell>
        </table:table-row>
        <table:table-row>
          <table:table-cell table:style-name="Tabela1.A2" office:value-type="string">
            <text:p text:style-name="P4">Samo-naprowadzane impulsy elektryczne</text:p>
          </table:table-cell>
          <table:table-cell table:style-name="Tabela1.A2" office:value-type="string">
            <text:p text:style-name="P3">Drobne impulsy elektryczne wystrzeliwane jako pociski, taka kulka elektryczna. Mają średnią częstotliwość strzelania i są dość silne, ale lecą wolno. Normalnie lecą prosto, ale jak statek wleci w pobliże nich, w pewną niewidzialną granicę będącą <text:soft-page-break/>okręgiem, to pocisk przyśpiesza liniowo w stronę statku.</text:p>
          </table:table-cell>
          <table:table-cell table:style-name="Tabela1.A2" office:value-type="string">
            <text:p text:style-name="P4">Jako jeden billboard, sortowanie wraz z innymi billboardami. Tekstura jakiejś animowanej elektryczności – kulki elektrycznej.</text:p>
          </table:table-cell>
          <table:table-cell table:style-name="Tabela1.A2" office:value-type="string">
            <text:p text:style-name="P4"/>
          </table:table-cell>
          <table:table-cell table:style-name="Tabela1.E2" office:value-type="string">
            <text:list xml:id="list3780470920" text:style-name="L6">
              <text:list-item>
                <text:p text:style-name="P18">szybkość strzelania,</text:p>
              </text:list-item>
              <text:list-item>
                <text:p text:style-name="P18"><text:span text:style-name="T1">ilość pocisków wystrzeliwanych jednocześnie</text:span> – zawsze jeden.</text:p>
              </text:list-item>
              <text:list-item>
                <text:p text:style-name="P18">siła pocisku,</text:p>
              </text:list-item>
              <text:list-item>
                <text:p text:style-name="P18">zasięg okręgu samo-<text:soft-page-break/>naprowadzania się.</text:p>
              </text:list-item>
            </text:list>
          </table:table-cell>
        </table:table-row>
        <table:table-row>
          <table:table-cell table:style-name="Tabela1.A2" office:value-type="string">
            <text:p text:style-name="P4">Rakiety samo-naprowadzane</text:p>
          </table:table-cell>
          <table:table-cell table:style-name="Tabela1.A2" office:value-type="string">
            <text:p text:style-name="P3">Rakiety, które same naprowadzają si<text:span text:style-name="T4">ę</text:span> na pobliski cel, ale od pewnej odległości przed sobą, tak aby nie leciały na boki lub statki, które już rakieta minęła. Rakiety są dość szybkie i zwrotne. Średnia częstotliwość strzelania aby nie było za łatwo.</text:p>
          </table:table-cell>
          <table:table-cell table:style-name="Tabela1.A2" office:value-type="string">
            <text:p text:style-name="P4">Rakieta jako obiekt 3D, długa i smukła, pozostawiająca za sobą smugę dymu (tak jak zdalna rakieta).</text:p>
          </table:table-cell>
          <table:table-cell table:style-name="Tabela1.A2" office:value-type="string">
            <text:p text:style-name="P4"/>
          </table:table-cell>
          <table:table-cell table:style-name="Tabela1.E2" office:value-type="string">
            <text:list xml:id="list1314232365" text:style-name="L7">
              <text:list-item>
                <text:p text:style-name="P19">szybkość wystrzeliwania,</text:p>
              </text:list-item>
              <text:list-item>
                <text:p text:style-name="P19">ilość rakiet wystrzeliwanych jednocześnie (max, 3),</text:p>
              </text:list-item>
              <text:list-item>
                <text:p text:style-name="P19">siła rakiety,</text:p>
              </text:list-item>
              <text:list-item>
                <text:p text:style-name="P19"><text:span text:style-name="T1">szybkość</text:span> – zawsze stała</text:p>
              </text:list-item>
            </text:list>
          </table:table-cell>
        </table:table-row>
        <table:table-row>
          <table:table-cell table:style-name="Tabela1.A2" office:value-type="string">
            <text:p text:style-name="P5">Impuls elektryczny</text:p>
          </table:table-cell>
          <table:table-cell table:style-name="Tabela1.A2" office:value-type="string">
            <text:p text:style-name="P2">Dosyć długo ładujący się impuls elektryczny o szerokim polu rażenia, ale ograniczony dystansem. Dość silny i potrafiący razić wiele statków na raz, ale powolny w częstotliwości oddawania strzałów.</text:p>
          </table:table-cell>
          <table:table-cell table:style-name="Tabela1.A2" office:value-type="string">
            <text:p text:style-name="P5"/>
          </table:table-cell>
          <table:table-cell table:style-name="Tabela1.A2" office:value-type="string">
            <text:p text:style-name="P5"/>
          </table:table-cell>
          <table:table-cell table:style-name="Tabela1.E2" office:value-type="string">
            <text:p text:style-name="P5"/>
          </table:table-cell>
        </table:table-row>
      </table:table>
      <text:p text:style-name="Standard"/>
      <text:p text:style-name="Standard"/>
      <text:p text:style-name="Standard"/>
      <text:p text:style-name="P1">Zdarzenia losowe w trakcie poziomów:</text:p>
      <text:list xml:id="list1162772186" text:style-name="L8">
        <text:list-item>
          <text:p text:style-name="P10">z boku wyskakuje wrogi statek, wypuszcza zdalną rakietę i ucieka w bok.</text:p>
        </text:list-item>
        <text:list-item>
          <text:p text:style-name="P10">przelatujące w poprzek stawiacze min. Miny będą stawiane bardzo gęsto.</text:p>
        </text:list-item>
      </text:list>
      <text:p text:style-name="Standard"/>
      <text:p text:style-name="P1">Asteroidy:</text:p>
      <text:p text:style-name="Standard">Oprócz tego co jest:</text:p>
      <text:list xml:id="list1853469672" text:style-name="L9">
        <text:list-item>
          <text:p text:style-name="P11">dać 2x większe asteroidy (i np. w 2x mniejszej ilości), po rozwałce dużej asteroidy ta rozwala się na dwie mniejsze asteroidy.</text:p>
        </text:list-item>
      </text:list>
      <text:p text:style-name="Standard"/>
      <text:p text:style-name="P1">Efekty</text:p>
      <text:list xml:id="list3554253494" text:style-name="L10">
        <text:list-item>
          <text:p text:style-name="P12"><text:span text:style-name="T2">Efekt porażenia elektrycznego przez statek.</text:span><text:span text:style-name="T3"> </text:span>Wzdłuż kadłuba i lekko nad kadłubem, przechodzić będzie punkt wodzący elektryczności. Statek musi mieć też przypisane punkty końcowe w różnych miejscach kadłuba. Punkt wodzący, przesuwając się wzdłuż kadłuba będzie kolejno łączyć się punktami końcowymi, tak aby zawsze było połączenie.</text:p>
        </text:list-item>
        <text:list-item>
          <text:p text:style-name="P13">Efekt rozsypania się zestrzelonego statku na drobne części.<text:span text:style-name="T3"> Zestrzelony statek rozłupał by się, np. na 5 części, które równomiernie rozproszyły by się od miejsca eksplozji. Po pewnym czasie lotu, szczątki powoli zanikałyby.</text:span></text:p>
        </text:list-item>
        <text:list-item>
          <text:p text:style-name="P14"><text:span text:style-name="T2">Oświetlenie.</text:span> Dodatkowe światła przy eksplozjac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pl" fo:country="PL"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pl" fo:country="PL"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creation-date>2007-02-17T18:46:18</meta:creation-date>
    <dc:date>2020-05-08T22:49:06.794806651</dc:date>
    <dc:language>pl-PL</dc:language>
    <meta:editing-cycles>51</meta:editing-cycles>
    <meta:editing-duration>PT4H40M39S</meta:editing-duration>
    <meta:document-statistic meta:table-count="1" meta:image-count="0" meta:object-count="0" meta:page-count="3" meta:paragraph-count="87" meta:word-count="1049" meta:character-count="7171" meta:non-whitespace-character-count="6240"/>
    <meta:user-defined meta:name="Info 1"/>
    <meta:user-defined meta:name="Info 2"/>
    <meta:user-defined meta:name="Info 3"/>
    <meta:user-defined meta:name="Info 4"/>
  </office:meta>
</office:document-meta>
</file>